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.84cm" style:rel-column-width="6718*"/>
    </style:style>
    <style:style style:name="Table1.B" style:family="table-column">
      <style:table-column-properties style:column-width="24.86cm" style:rel-column-width="58817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 style:list-style-name="L1">
      <style:text-properties style:font-name="Cambria"/>
    </style:style>
    <style:style style:name="P5" style:family="paragraph" style:parent-style-name="Standard">
      <style:text-properties style:font-name="Cambria"/>
    </style:style>
    <style:style style:name="P6" style:family="paragraph" style:parent-style-name="Heading_20_1">
      <style:text-properties style:font-name="Cambria" fo:language="ru" fo:country="RU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4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draw:frame draw:style-name="fr1" draw:name="Графический объект1" text:anchor-type="as-char" svg:width="0.981cm" svg:height="0.951cm" draw:z-index="0"><draw:image xlink:href="../../odt/images/3072.png" xlink:type="simple" xlink:show="embed" xlink:actuate="onLoad"/></draw:frame></text:p>
          </table:table-cell>
          <table:table-cell table:style-name="Table1.B1" office:value-type="string">
            <text:h text:style-name="P6" text:outline-level="1">Результаты СЛАУ</text:h>
          </table:table-cell>
        </table:table-row>
        <table:table-row>
          <table:table-cell table:style-name="Table1.A2" office:value-type="string">
            <text:p text:style-name="P8">в палитре</text:p>
          </table:table-cell>
          <table:table-cell table:style-name="Table1.B1" office:value-type="string">
            <text:p text:style-name="P3">| векторизован |</text:p>
          </table:table-cell>
        </table:table-row>
        <table:table-row table:style-name="Table1.3">
          <table:table-cell table:style-name="Table1.A1" office:value-type="string">
            <text:p text:style-name="P7"><draw:frame draw:style-name="fr2" draw:name="Графический объект2" text:anchor-type="as-char" svg:width="1.769cm" svg:height="1.461cm" draw:z-index="1"><draw:image xlink:href="../../odt/images/3072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2" office:value-type="string">
            <text:p text:style-name="P8">на схеме</text:p>
          </table:table-cell>
          <table:table-cell table:style-name="Table1.B1" office:value-type="string">
            <text:p text:style-name="P5"/>
          </table:table-cell>
        </table:table-row>
        <table:table-row table:style-name="Table1.3">
          <table:table-cell table:style-name="Table1.A5" table:number-columns-spanned="2" office:value-type="string">
            <text:p text:style-name="P3">Блок используется совместно с блоками «Номер линейного уравнения» и «Коэффициенты линейного уравнения».</text:p>
            <text:p text:style-name="P3">Блок возвращает на выходе вектор результатов расчёта линейной системы с заданным именем.</text:p>
            <text:p text:style-name="P3">Данный блок возвращает на выходе вектор результатов решения СЛАУ, для номеров элементов вектора X, заданных на входе блока.</text:p>
            <text:p text:style-name="P2"><text:span text:style-name="T3">Свойство</text:span>:</text:p>
            <text:list xml:id="list8887562833806707360" text:style-name="L1">
              <text:list-item>
                <text:p text:style-name="P4">Имя решателя СЛАУ — имя решателя (строка), который обрабатывает (решает) СЛАУ<text:span text:style-name="T1">. Должно быть </text:span><text:span text:style-name="T2">одинаковым</text:span><text:span text:style-name="T1"> для всех блоков «Номер линейного уравнения», «Коэффициенты линейного уравнения» и «Результаты СЛАУ», принадлежащих одной системе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езультаты СЛАУ</dc:title>
    <dc:date>2014-12-01T18:51:28.93</dc:date>
    <meta:generator>OpenOffice/4.1.1$Win32 OpenOffice.org_project/411m6$Build-9775</meta:generator>
    <meta:editing-duration>PT3H54M12S</meta:editing-duration>
    <meta:editing-cycles>66</meta:editing-cycles>
    <meta:document-statistic meta:table-count="1" meta:image-count="2" meta:object-count="0" meta:page-count="1" meta:paragraph-count="11" meta:word-count="82" meta:character-count="605"/>
  </office:meta>
</office:document-meta>
</file>